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710" table:style-name="ce6">
            <text:p>1,710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679" table:style-name="ce6">
            <text:p>1,679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480" table:style-name="ce6">
            <text:p>48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3" table:style-name="ce6">
            <text:p>213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609" table:style-name="ce6">
            <text:p>609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02" table:style-name="ce6">
            <text:p>402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76" table:style-name="ce6">
            <text:p>176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556" table:style-name="ce6">
            <text:p>556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43" table:style-name="ce6">
            <text:p>44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796" table:style-name="ce6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713" table:style-name="ce6">
            <text:p>1,713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827" table:style-name="ce6">
            <text:p>1,827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758" table:style-name="ce6">
            <text:p>1,75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790" table:style-name="ce6">
            <text:p>1,790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03" table:style-name="ce6">
            <text:p>50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744" table:style-name="ce6">
            <text:p>744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461" table:style-name="ce6">
            <text:p>4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72" table:style-name="ce6">
            <text:p>172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644" table:style-name="ce6">
            <text:p>644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970" table:style-name="ce6">
            <text:p>1,970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1981" table:style-name="ce6">
            <text:p>1,981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996" table:style-name="ce6">
            <text:p>1,996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541" table:style-name="ce6">
            <text:p>54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861" table:style-name="ce6">
            <text:p>861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38" table:style-name="ce6">
            <text:p>538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89" table:style-name="ce6">
            <text:p>289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684" table:style-name="ce6">
            <text:p>684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3683" table:style-name="ce6">
            <text:p>33,683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33255" table:style-name="ce6">
            <text:p>33,25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056" table:style-name="ce6">
            <text:p>2,056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027" table:style-name="ce6">
            <text:p>2,027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003" table:style-name="ce6">
            <text:p>2,003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55" table:style-name="ce6">
            <text:p>45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1975" table:style-name="ce6">
            <text:p>1,975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85" table:style-name="ce6">
            <text:p>485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22" table:style-name="ce6">
            <text:p>222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393" table:style-name="ce6">
            <text:p>393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697" table:style-name="ce6">
            <text:p>697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580" table:style-name="ce6">
            <text:p>580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2" table:style-name="ce6">
            <text:p>822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36546" table:style-name="ce6">
            <text:p>36,546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47" table:style-name="ce6">
            <text:p>2,247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40998" table:style-name="ce6">
            <text:p>40,99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372" table:style-name="ce6">
            <text:p>2,372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2416" table:style-name="ce6">
            <text:p>42,416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399" table:style-name="ce6">
            <text:p>2,399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3457" table:style-name="ce6">
            <text:p>43,45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371" table:style-name="ce6">
            <text:p>2,371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52581" table:style-name="ce6">
            <text:p>52,581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7" table:style-name="ce6">
            <text:p>2,43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708" table:style-name="ce6">
            <text:p>70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93" table:style-name="ce6">
            <text:p>49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0287" table:style-name="ce6">
            <text:p>30,2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095" table:style-name="ce6">
            <text:p>1,095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11" table:style-name="ce6">
            <text:p>1,711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681" table:style-name="ce6">
            <text:p>1,681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507" table:style-name="ce6">
            <text:p>507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7" table:style-name="ce6">
            <text:p>22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36" table:style-name="ce6">
            <text:p>636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26" table:style-name="ce6">
            <text:p>426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16" table:style-name="ce6">
            <text:p>31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22" table:style-name="ce6">
            <text:p>522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765" table:style-name="ce6">
            <text:p>1,765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784" table:style-name="ce6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822" table:style-name="ce6">
            <text:p>1,822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808" table:style-name="ce6">
            <text:p>1,80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824" table:style-name="ce6">
            <text:p>1,824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53" table:style-name="ce6">
            <text:p>553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739" table:style-name="ce6">
            <text:p>739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514" table:style-name="ce6">
            <text:p>51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541" table:style-name="ce6">
            <text:p>541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023" table:style-name="ce6">
            <text:p>2,023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3514" table:style-name="ce6">
            <text:p>33,514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004" table:style-name="ce6">
            <text:p>2,004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233" table:style-name="ce6">
            <text:p>34,233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35634" table:style-name="ce6">
            <text:p>35,63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011" table:style-name="ce6">
            <text:p>2,011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623" table:style-name="ce6">
            <text:p>62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44" table:style-name="ce6">
            <text:p>844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71" table:style-name="ce6">
            <text:p>57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12" table:style-name="ce6">
            <text:p>212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621" table:style-name="ce6">
            <text:p>621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34326" table:style-name="ce6">
            <text:p>34,326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1968" table:style-name="ce6">
            <text:p>1,968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34922" table:style-name="ce6">
            <text:p>34,922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071" table:style-name="ce6">
            <text:p>2,071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98" table:style-name="ce6">
            <text:p>49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11" table:style-name="ce6">
            <text:p>211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680" table:style-name="ce6">
            <text:p>680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605" table:style-name="ce6">
            <text:p>60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749" table:style-name="ce6">
            <text:p>749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210" table:style-name="ce6">
            <text:p>2,210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43067" table:style-name="ce6">
            <text:p>43,067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398" table:style-name="ce6">
            <text:p>2,398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43279" table:style-name="ce6">
            <text:p>43,27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3593" table:style-name="ce6">
            <text:p>43,593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68" table:style-name="ce6">
            <text:p>2,468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517" table:style-name="ce6">
            <text:p>2,51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699" table:style-name="ce6">
            <text:p>699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8196" table:style-name="ce6">
            <text:p>28,196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124" table:style-name="ce6">
            <text:p>1,12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8-10T06:30:36Z</meta:creation-date>
    <dc:date>2021-08-10T06:31:10Z</dc:date>
  </office:meta>
</office:document-meta>
</file>